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5D0C1437B1F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text-properties officeooo:paragraph-rsid="00479273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a2ba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rsid="004e8bd1" officeooo:paragraph-rsid="004e8bd1"/>
    </style:style>
    <style:style style:name="P23" style:family="paragraph" style:parent-style-name="Table_20_Contents">
      <style:text-properties officeooo:rsid="004fa2ba" officeooo:paragraph-rsid="004fa2ba"/>
    </style:style>
    <style:style style:name="P24" style:family="paragraph" style:parent-style-name="Table_20_Contents" style:list-style-name="L2">
      <style:text-properties officeooo:paragraph-rsid="002b4830" fo:background-color="transparent"/>
    </style:style>
    <style:style style:name="P25" style:family="paragraph" style:parent-style-name="Table_20_Contents" style:list-style-name="L2">
      <style:text-properties officeooo:rsid="004fa2ba" officeooo:paragraph-rsid="004fa2ba" fo:background-color="transparent"/>
    </style:style>
    <style:style style:name="P26" style:family="paragraph" style:parent-style-name="Table_20_Contents">
      <style:text-properties officeooo:rsid="0050a45c" officeooo:paragraph-rsid="0050a45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c9950" fo:background-color="transparent" loext:char-shading-value="0"/>
    </style:style>
    <style:style style:name="T18" style:family="text">
      <style:text-properties officeooo:rsid="004fa2ba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43daa3"/>
    </style:style>
    <style:style style:name="T26" style:family="text">
      <style:text-properties officeooo:rsid="00455425"/>
    </style:style>
    <style:style style:name="T27" style:family="text">
      <style:text-properties officeooo:rsid="0048b6cc"/>
    </style:style>
    <style:style style:name="T28" style:family="text">
      <style:text-properties officeooo:rsid="004c9950"/>
    </style:style>
    <style:style style:name="T29" style:family="text">
      <style:text-properties officeooo:rsid="004d9a6c"/>
    </style:style>
    <style:style style:name="T30" style:family="text">
      <style:text-properties officeooo:rsid="004fa2b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5"><text:span text:style-name="T9">Česká pirátská strana, </text:span>organizační složka: <text:span text:style-name="T29">KsJčK</text:span></text:p>
            <text:p text:style-name="P15">z<text:span text:style-name="T19">a</text:span>st<text:span text:style-name="T19">o</text:span>up<text:span text:style-name="T19">ena</text:span>: <text:span text:style-name="T29">Lukáš Kolařík, předseda KS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1"><text:span text:style-name="T19">Jméno</text:span>: Zbyněk Konvička</text:p>
            <text:p text:style-name="P22">narozen: 1975 <text:s text:c="3"/>Bydliště: Písek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23">Vedoucí MO JčK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5">ý </text:span>náročnost<text:span text:style-name="T12">:</text:span></text:p>
          </table:table-cell>
          <table:table-cell table:style-name="Tabulka1.A1" office:value-type="string">
            <text:p text:style-name="P23">Do 300 hodin ročně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26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list xml:id="list7310480823115857258" text:style-name="L2">
              <text:list-item>
                <text:p text:style-name="P24">paušální <text:span text:style-name="T30">měsíční </text:span>odměna <text:span text:style-name="T26">2.000,-</text:span>Kč měsíčně </text:p>
              </text:list-item>
              <text:list-item>
                <text:p text:style-name="P24">úkolová odměna: až <text:span text:style-name="T30">3.</text:span>000,-Kč měsíčně</text:p>
              </text:list-item>
              <text:list-item>
                <text:p text:style-name="P25">hodinová odměna 100,-Kč měsíčně</text:p>
              </text:list-item>
            </text:list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1">Od 01-02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2">01.02.2018</text:span></text:p>
      <text:p text:style-name="P7">Za zadavatele: <text:tab/><text:tab/><text:tab/>Za dodavatele: </text:p>
      <text:p text:style-name="P20"><text:span text:style-name="T18">Lukáš Kolařík</text:span><text:span text:style-name="T16"> <text:s text:c="3"/><text:tab/></text:span><text:span text:style-name="T15"><text:tab/><text:tab/></text:span><text:span text:style-name="T17">Zbyněk Konvička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A5D0C1437B1F03A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3T13:51:22.233149674</dc:date>
    <meta:editing-cycles>136</meta:editing-cycles>
    <meta:editing-duration>P24DT14H42M54S</meta:editing-duration>
    <meta:generator>LibreOffice/5.1.6.2$Linux_X86_64 LibreOffice_project/10m0$Build-2</meta:generator>
    <meta:print-date>2018-03-06T11:15:45.660878034</meta:print-date>
    <meta:document-statistic meta:table-count="1" meta:image-count="1" meta:object-count="0" meta:page-count="1" meta:paragraph-count="34" meta:word-count="190" meta:character-count="1382" meta:non-whitespace-character-count="1208"/>
    <meta:user-defined meta:name="Informace 1"/>
    <meta:user-defined meta:name="Informace 2"/>
    <meta:user-defined meta:name="Informace 3"/>
    <meta:user-defined meta:name="Informace 4"/>
  </office:meta>
</office:document-meta>
</file>